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06eb30"/>
    </style:style>
    <style:style style:name="P2" style:family="paragraph" style:parent-style-name="Standard">
      <style:paragraph-properties fo:text-align="end" style:justify-single-word="false"/>
      <style:text-properties officeooo:paragraph-rsid="0006eb30"/>
    </style:style>
    <style:style style:name="P3" style:family="paragraph" style:parent-style-name="Standard">
      <style:text-properties officeooo:paragraph-rsid="0006eb30"/>
    </style:style>
    <style:style style:name="P4" style:family="paragraph" style:parent-style-name="Standard">
      <style:text-properties officeooo:rsid="000b7e13" officeooo:paragraph-rsid="000b7e13"/>
    </style:style>
    <style:style style:name="P5" style:family="paragraph" style:parent-style-name="Standard">
      <style:text-properties officeooo:rsid="000b7e13" officeooo:paragraph-rsid="000cf726"/>
    </style:style>
    <style:style style:name="P6" style:family="paragraph" style:parent-style-name="Standard">
      <style:text-properties officeooo:paragraph-rsid="000b7e13"/>
    </style:style>
    <style:style style:name="P7" style:family="paragraph" style:parent-style-name="Standard">
      <style:text-properties officeooo:paragraph-rsid="000cf726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a83a1" style:font-size-asian="11pt" style:font-size-complex="11pt"/>
    </style:style>
    <style:style style:name="T3" style:family="text">
      <style:text-properties officeooo:rsid="000b7e13"/>
    </style:style>
    <style:style style:name="T4" style:family="text">
      <style:text-properties officeooo:rsid="000cf7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Студент группы </text:span><text:span text:style-name="T2">ИС-22 Дьяченко Л.А.</text:span><text:span text:style-name="T1">.</text:span> </text:p>
      <text:p text:style-name="P1">Практическое занятие № <text:span text:style-name="T3">5</text:span></text:p>
      <text:p text:style-name="P1">Тема: Знакомство и работа с IDE PyCharm Community. Построение программ линейной структуры в IDE PyCharm</text:p>
      <text:p text:style-name="P1">Community.</text:p>
      <text:p text:style-name="P1">Цель: Выработка первичных навыков работы с IDE PyCharm Community, составление программ линейной структуры</text:p>
      <text:p text:style-name="P4">Задание 1</text:p>
      <text:p text:style-name="P1">Тип алгоритма: <text:span text:style-name="T3">циклический</text:span></text:p>
      <text:p text:style-name="P1">Текст программы: </text:p>
      <text:p text:style-name="P1"/>
      <text:p text:style-name="P1">Протокол работы программы:</text:p>
      <text:p text:style-name="P4"/>
      <text:p text:style-name="P4">Задание 2</text:p>
      <text:p text:style-name="P6">Тип алгоритма: <text:span text:style-name="T3">линейный</text:span></text:p>
      <text:p text:style-name="P4">Текст программы:</text:p>
      <text:p text:style-name="P4"/>
      <text:p text:style-name="P4">Протокол вывода программы:</text:p>
      <text:p text:style-name="P4"/>
      <text:p text:style-name="P5">Задание <text:span text:style-name="T4">3</text:span></text:p>
      <text:p text:style-name="P7">Тип алгоритма: <text:span text:style-name="T3">линейный</text:span></text:p>
      <text:p text:style-name="P5">Текст программы:</text:p>
      <text:p text:style-name="P5"/>
      <text:p text:style-name="P5">Протокол вывода программы: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initial-creator>Anton Boyarshinov</meta:initial-creator>
    <meta:creation-date>2008-09-02T15:39:21</meta:creation-date>
    <dc:date>2023-12-11T22:46:34.389772845</dc:date>
    <meta:editing-cycles>6</meta:editing-cycles>
    <meta:editing-duration>PT20M56S</meta:editing-duration>
    <meta:document-statistic meta:table-count="0" meta:image-count="0" meta:object-count="0" meta:page-count="1" meta:paragraph-count="17" meta:word-count="68" meta:character-count="504" meta:non-whitespace-character-count="451"/>
    <meta:user-defined meta:name="Поле 1"/>
    <meta:user-defined meta:name="Поле 2"/>
    <meta:user-defined meta:name="Поле 3"/>
    <meta:user-defined meta:name="Поле 4"/>
  </office:meta>
</office:document-meta>
</file>